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141.8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f24Hub – Register</text:p>
          </table:table-cell>
          <table:covered-table-cell table:number-columns-repeated="4" table:style-name="ce2"/>
          <table:table-cell table:style-name="ce2" table:number-columns-repeated="1019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Channel</text:p>
          </table:table-cell>
          <table:table-cell/>
          <table:table-cell office:value-type="string" calcext:value-type="string">
            <text:p>Wertebereich</text:p>
          </table:table-cell>
          <table:table-cell office:value-type="string" calcext:value-type="string">
            <text:p>Komment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tteriespannung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mmy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Dummy Register, keine Funktion. Nutzung für z.B Messung der Funkqualität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itorm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0 oder 1</text:p>
          </table:table-cell>
          <table:table-cell office:value-type="string" calcext:value-type="string">
            <text:p>1 schaltet den Monitormode ein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splay: Kontrast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1 ...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eeptime in ms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10000 … 36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zahl Sendeversuch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1 … 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zahl Empfangsversuch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 … 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eifen ohne Sendung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0 … 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fkorrekturzeit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1 … 600000</text:p>
          </table:table-cell>
          <table:table-cell office:value-type="string" calcext:value-type="string">
            <text:p>Einmalige Verlängerung der Schlafzei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nnungsfaktor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10 … 1000</text:p>
          </table:table-cell>
          <table:table-cell office:value-type="string" calcext:value-type="string">
            <text:p>Multiplikator für die gemessene Spannung, wird durch 100 geteilt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nnungsoffset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-300 ... 300</text:p>
          </table:table-cell>
          <table:table-cell office:value-type="string" calcext:value-type="string">
            <text:p>Offsetwert für die gemessene Spannung, wird durch 100 geteil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kqualität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1 … 4</text:p>
          </table:table-cell>
          <table:table-cell office:value-type="string" calcext:value-type="string">
            <text:p>Schreiben startet Test. Ergebnis der Ping Messung mit unterschiedlichen Sendestärken.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6:38:09.145522912</meta:creation-date>
    <dc:date>2020-04-30T20:20:57.707850909</dc:date>
    <meta:editing-duration>PT2H52M7S</meta:editing-duration>
    <meta:editing-cycles>2</meta:editing-cycles>
    <meta:generator>LibreOffice/6.0.7.3$Linux_X86_64 LibreOffice_project/00m0$Build-3</meta:generator>
    <meta:document-statistic meta:table-count="1" meta:cell-count="58" meta:object-count="0"/>
  </office:meta>
</office:document-meta>
</file>